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922in"/>
    </style:style>
    <style:style style:name="co6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539in" svg:y="9.8697in">
            <draw:object draw:notify-on-update-of-ranges="Sheet1.A3:Sheet1.A6 Sheet1.D2:Sheet1.D2 Sheet1.D3:Sheet1.D6 Sheet1.G2:Sheet1.G2 Sheet1.G3:Sheet1.G6 Sheet1.H2:Sheet1.H2 Sheet1.H3:Sheet1.H6 Sheet1.I2:Sheet1.I2 Sheet1.I3:Sheet1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4106in" svg:y="10.0996in">
            <draw:object draw:notify-on-update-of-ranges="Sheet1.D9:Sheet1.D9 Sheet1.G9:Sheet1.G9 Sheet1.H9:Sheet1.H9 Sheet1.I9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0.0752in" svg:y="6.5118in">
            <draw:object draw:notify-on-update-of-ranges="Sheet1.A21:Sheet1.A36 Sheet1.D20:Sheet1.D20 Sheet1.D21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6.4531in" svg:y="6.4917in">
            <draw:object draw:notify-on-update-of-ranges="Sheet1.K22:Sheet1.K22 Sheet1.K23:Sheet1.K33 Sheet1.M22:Sheet1.M22 Sheet1.M23:Sheet1.M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12.9441in" svg:y="6.4913in">
            <draw:object draw:notify-on-update-of-ranges="Sheet1.I27:Sheet1.I33 Sheet1.M27:Sheet1.M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6.2988in" svg:height="3.5429in" svg:x="12.7248in" svg:y="10.0165in">
            <draw:object draw:notify-on-update-of-ranges="Sheet1.J23:Sheet1.J33 Sheet1.M23:Sheet1.M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Ala seq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GAS</text:p>
          </table:table-cell>
          <table:table-cell table:style-name="ce2" office:value-type="string" calcext:value-type="string">
            <text:p>RASLLLSYLLVLLLGFLLFTLILI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149.52825568836" calcext:value-type="float">
            <text:p>149.52825568836</text:p>
          </table:table-cell>
          <table:table-cell office:value-type="string" calcext:value-type="string">
            <text:p>GAS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1</text:p>
          </table:table-cell>
          <table:table-cell table:style-name="ce2" office:value-type="string" calcext:value-type="string">
            <text:p>RASLLLLYFLTSLLATLTSLLILI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83.0568380475581" calcext:value-type="float">
            <text:p>83.0568380475581</text:p>
          </table:table-cell>
          <table:table-cell office:value-type="string" calcext:value-type="string">
            <text:p>Left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3</text:p>
          </table:table-cell>
          <table:table-cell table:style-name="ce2" office:value-type="string" calcext:value-type="string">
            <text:p>RASLLLLYWLTSLLAYLTSLLILI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86.1002159629059" calcext:value-type="float">
            <text:p>86.1002159629059</text:p>
          </table:table-cell>
          <table:table-cell office:value-type="string" calcext:value-type="string">
            <text:p>Left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1</text:p>
          </table:table-cell>
          <table:table-cell table:style-name="ce2" office:value-type="string" calcext:value-type="string">
            <text:p>RASLLLYLLLTTLLAALLSFLILI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33.5977469651126" calcext:value-type="float">
            <text:p>33.5977469651126</text:p>
          </table:table-cell>
          <table:table-cell office:value-type="string" calcext:value-type="string">
            <text:p>Right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Leu Seq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Left2</text:p>
          </table:table-cell>
          <table:table-cell table:style-name="ce2" office:value-type="string" calcext:value-type="string">
            <text:p>RASLLLLWTLLAVLYLLLSFLILI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79.2278508874034" calcext:value-type="float">
            <text:p>79.2278508874034</text:p>
          </table:table-cell>
          <table:table-cell office:value-type="string" calcext:value-type="string">
            <text:p>Left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4</text:p>
          </table:table-cell>
          <table:table-cell table:style-name="ce2" office:value-type="string" calcext:value-type="string">
            <text:p>RASLLLLTWLTALLFTLTSLLILI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55.5613402132327" calcext:value-type="float">
            <text:p>55.5613402132327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2</text:p>
          </table:table-cell>
          <table:table-cell table:style-name="ce2" office:value-type="string" calcext:value-type="string">
            <text:p>RASLLLYLLLATLLAFLLSFLILI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32.6421112555128" calcext:value-type="float">
            <text:p>32.6421112555128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3</text:p>
          </table:table-cell>
          <table:table-cell table:style-name="ce2" office:value-type="string" calcext:value-type="string">
            <text:p>RASLLLTYLLTTLLAYLLSTLILI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109.066848758068" calcext:value-type="float">
            <text:p>109.066848758068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Josh Samples</text:p>
          </table:table-cell>
          <table:table-cell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LLLYFLLGWLLGTLLSWLILI</text:p>
          </table:table-cell>
          <table:table-cell/>
          <table:table-cell office:value-type="float" office:value="-21.3006" calcext:value-type="float">
            <text:p>-21.3006</text:p>
          </table:table-cell>
          <table:table-cell office:value-type="float" office:value="53.9891968110017" calcext:value-type="float">
            <text:p>53.9891968110017</text:p>
          </table:table-cell>
          <table:table-cell/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2</text:p>
          </table:table-cell>
          <table:table-cell office:value-type="string" calcext:value-type="string">
            <text:p>LLLGYLLGTLLGTLLGWLILI</text:p>
          </table:table-cell>
          <table:table-cell/>
          <table:table-cell office:value-type="float" office:value="-32.8909875" calcext:value-type="float">
            <text:p>-32.8909875</text:p>
          </table:table-cell>
          <table:table-cell office:value-type="float" office:value="141.847555498326" calcext:value-type="float">
            <text:p>141.847555498326</text:p>
          </table:table-cell>
          <table:table-cell/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3</text:p>
          </table:table-cell>
          <table:table-cell office:value-type="string" calcext:value-type="string">
            <text:p>LLLTYLLGTLLGYLLSTLILI</text:p>
          </table:table-cell>
          <table:table-cell/>
          <table:table-cell office:value-type="float" office:value="-30.37365" calcext:value-type="float">
            <text:p>-30.37365</text:p>
          </table:table-cell>
          <table:table-cell office:value-type="float" office:value="11.0976008544289" calcext:value-type="float">
            <text:p>11.0976008544289</text:p>
          </table:table-cell>
          <table:table-cell/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Fluorescence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pa</text:p>
          </table:table-cell>
          <table:table-cell office:value-type="float" office:value="185319.472485541" calcext:value-type="float">
            <text:p>185319.472485541</text:p>
          </table:table-cell>
          <table:table-cell office:value-type="float" office:value="54563.6572063226" calcext:value-type="float">
            <text:p>54563.6572063226</text:p>
          </table:table-cell>
          <table:table-cell office:value-type="float" office:value="100" calcext:value-type="float">
            <text:p>100</text:p>
          </table:table-cell>
          <table:table-cell office:value-type="float" office:value="10450.9948673483" calcext:value-type="float">
            <text:p>10450.9948673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3I</text:p>
          </table:table-cell>
          <table:table-cell office:value-type="float" office:value="150524.278764031" calcext:value-type="float">
            <text:p>150524.278764031</text:p>
          </table:table-cell>
          <table:table-cell office:value-type="float" office:value="19768.4634848131" calcext:value-type="float">
            <text:p>19768.4634848131</text:p>
          </table:table-cell>
          <table:table-cell office:value-type="float" office:value="36.2300925138912" calcext:value-type="float">
            <text:p>36.2300925138912</text:p>
          </table:table-cell>
          <table:table-cell office:value-type="float" office:value="6888.49426397421" calcext:value-type="float">
            <text:p>6888.49426397421</text:p>
          </table:table-cell>
          <table:table-cell table:number-columns-repeated="2"/>
          <table:table-cell table:style-name="ce1" office:value-type="string" calcext:value-type="string">
            <text:p>Designed Sequence</text:p>
          </table:table-cell>
          <table:table-cell table:style-name="ce1" office:value-type="string" calcext:value-type="string">
            <text:p>Total Energy</text:p>
          </table:table-cell>
          <table:table-cell table:style-name="ce1"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Percent Gp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 TM</text:p>
          </table:table-cell>
          <table:table-cell office:value-type="float" office:value="130755.815279218" calcext:value-type="float">
            <text:p>130755.81527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9.82921154354" calcext:value-type="float">
            <text:p>4029.82921154354</text:p>
          </table:table-cell>
          <table:table-cell/>
          <table:table-cell table:style-name="ce1" office:value-type="string" calcext:value-type="string">
            <text:p>GAS 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float" office:value="149.52825568836" calcext:value-type="float">
            <text:p>149.528255688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41241.301233373" calcext:value-type="float">
            <text:p>141241.301233373</text:p>
          </table:table-cell>
          <table:table-cell office:value-type="float" office:value="10485.485954155" calcext:value-type="float">
            <text:p>10485.485954155</text:p>
          </table:table-cell>
          <table:table-cell office:value-type="float" office:value="19.2169779135332" calcext:value-type="float">
            <text:p>19.2169779135332</text:p>
          </table:table-cell>
          <table:table-cell office:value-type="float" office:value="3744.33367470603" calcext:value-type="float">
            <text:p>3744.33367470603</text:p>
          </table:table-cell>
          <table:table-cell/>
          <table:table-cell table:style-name="ce1" office:value-type="string" calcext:value-type="string">
            <text:p>Left 1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float" office:value="83.0568380475581" calcext:value-type="float">
            <text:p>83.05683804755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38919.803604247" calcext:value-type="float">
            <text:p>138919.803604247</text:p>
          </table:table-cell>
          <table:table-cell office:value-type="float" office:value="8163.98832502871" calcext:value-type="float">
            <text:p>8163.98832502871</text:p>
          </table:table-cell>
          <table:table-cell office:value-type="float" office:value="14.9623187722884" calcext:value-type="float">
            <text:p>14.9623187722884</text:p>
          </table:table-cell>
          <table:table-cell office:value-type="float" office:value="11304.4384695716" calcext:value-type="float">
            <text:p>11304.4384695716</text:p>
          </table:table-cell>
          <table:table-cell/>
          <table:table-cell table:style-name="ce1" office:value-type="string" calcext:value-type="string">
            <text:p>Left 3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float" office:value="86.1002159629059" calcext:value-type="float">
            <text:p>86.10021596290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11748.246391114" calcext:value-type="float">
            <text:p>211748.246391114</text:p>
          </table:table-cell>
          <table:table-cell office:value-type="float" office:value="80992.4311118959" calcext:value-type="float">
            <text:p>80992.4311118959</text:p>
          </table:table-cell>
          <table:table-cell office:value-type="float" office:value="148.436588122453" calcext:value-type="float">
            <text:p>148.436588122453</text:p>
          </table:table-cell>
          <table:table-cell office:value-type="float" office:value="2054.56209021344" calcext:value-type="float">
            <text:p>2054.56209021344</text:p>
          </table:table-cell>
          <table:table-cell/>
          <table:table-cell table:style-name="ce1" office:value-type="string" calcext:value-type="string">
            <text:p>Right 1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float" office:value="33.5977469651126" calcext:value-type="float">
            <text:p>33.5977469651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174212.358769734" calcext:value-type="float">
            <text:p>174212.358769734</text:p>
          </table:table-cell>
          <table:table-cell office:value-type="float" office:value="43456.5434905163" calcext:value-type="float">
            <text:p>43456.5434905163</text:p>
          </table:table-cell>
          <table:table-cell office:value-type="float" office:value="79.643751382341" calcext:value-type="float">
            <text:p>79.643751382341</text:p>
          </table:table-cell>
          <table:table-cell office:value-type="float" office:value="9736.20994413129" calcext:value-type="float">
            <text:p>9736.20994413129</text:p>
          </table:table-cell>
          <table:table-cell/>
          <table:table-cell table:style-name="ce1" office:value-type="string" calcext:value-type="string">
            <text:p>Left 2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float" office:value="108.379304574833" calcext:value-type="float">
            <text:p>108.3793045748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161235.454531228" calcext:value-type="float">
            <text:p>161235.454531228</text:p>
          </table:table-cell>
          <table:table-cell office:value-type="float" office:value="30479.6392520096" calcext:value-type="float">
            <text:p>30479.6392520096</text:p>
          </table:table-cell>
          <table:table-cell office:value-type="float" office:value="55.8606970510726" calcext:value-type="float">
            <text:p>55.8606970510726</text:p>
          </table:table-cell>
          <table:table-cell office:value-type="float" office:value="4463.73137885326" calcext:value-type="float">
            <text:p>4463.73137885326</text:p>
          </table:table-cell>
          <table:table-cell/>
          <table:table-cell table:style-name="ce1" office:value-type="string" calcext:value-type="string">
            <text:p>Left 4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float" office:value="55.5613402132327" calcext:value-type="float">
            <text:p>55.56134021323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S </text:p>
          </table:table-cell>
          <table:table-cell office:value-type="float" office:value="212343.900139608" calcext:value-type="float">
            <text:p>212343.900139608</text:p>
          </table:table-cell>
          <table:table-cell office:value-type="float" office:value="81588.08486039" calcext:value-type="float">
            <text:p>81588.08486039</text:p>
          </table:table-cell>
          <table:table-cell office:value-type="float" office:value="149.52825568836" calcext:value-type="float">
            <text:p>149.52825568836</text:p>
          </table:table-cell>
          <table:table-cell office:value-type="float" office:value="12068.4442773079" calcext:value-type="float">
            <text:p>12068.4442773079</text:p>
          </table:table-cell>
          <table:table-cell/>
          <table:table-cell table:style-name="ce1" office:value-type="string" calcext:value-type="string">
            <text:p>Right 2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float" office:value="32.6421112555128" calcext:value-type="float">
            <text:p>32.64211125551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1</text:p>
          </table:table-cell>
          <table:table-cell office:value-type="float" office:value="176074.663677898" calcext:value-type="float">
            <text:p>176074.663677898</text:p>
          </table:table-cell>
          <table:table-cell office:value-type="float" office:value="45318.8483986801" calcext:value-type="float">
            <text:p>45318.8483986801</text:p>
          </table:table-cell>
          <table:table-cell office:value-type="float" office:value="83.0568380475581" calcext:value-type="float">
            <text:p>83.0568380475581</text:p>
          </table:table-cell>
          <table:table-cell office:value-type="float" office:value="575.433049287504" calcext:value-type="float">
            <text:p>575.433049287504</text:p>
          </table:table-cell>
          <table:table-cell/>
          <table:table-cell table:style-name="ce1" office:value-type="string" calcext:value-type="string">
            <text:p>Right 3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float" office:value="109.066848758068" calcext:value-type="float">
            <text:p>109.0668487580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2</text:p>
          </table:table-cell>
          <table:table-cell office:value-type="float" office:value="189891.527510026" calcext:value-type="float">
            <text:p>189891.527510026</text:p>
          </table:table-cell>
          <table:table-cell office:value-type="float" office:value="59135.7122308083" calcext:value-type="float">
            <text:p>59135.7122308083</text:p>
          </table:table-cell>
          <table:table-cell office:value-type="float" office:value="108.379304574833" calcext:value-type="float">
            <text:p>108.379304574833</text:p>
          </table:table-cell>
          <table:table-cell office:value-type="float" office:value="10039.9191280669" calcext:value-type="float">
            <text:p>10039.9191280669</text:p>
          </table:table-cell>
          <table:table-cell/>
          <table:table-cell table:style-name="ce1" office:value-type="string" calcext:value-type="string">
            <text:p>G1</text:p>
          </table:table-cell>
          <table:table-cell table:style-name="ce2" office:value-type="string" calcext:value-type="string">
            <text:p>LLLYFLLGWLLGTLLSWLILI</text:p>
          </table:table-cell>
          <table:table-cell office:value-type="float" office:value="-21.3006" calcext:value-type="float">
            <text:p>-21.3006</text:p>
          </table:table-cell>
          <table:table-cell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office:value-type="float" office:value="53.9891968110017" calcext:value-type="float">
            <text:p>53.98919681100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3</text:p>
          </table:table-cell>
          <table:table-cell office:value-type="float" office:value="177735.241971121" calcext:value-type="float">
            <text:p>177735.241971121</text:p>
          </table:table-cell>
          <table:table-cell office:value-type="float" office:value="46979.4266919034" calcext:value-type="float">
            <text:p>46979.4266919034</text:p>
          </table:table-cell>
          <table:table-cell office:value-type="float" office:value="86.1002159629059" calcext:value-type="float">
            <text:p>86.1002159629059</text:p>
          </table:table-cell>
          <table:table-cell office:value-type="float" office:value="32500.9750080295" calcext:value-type="float">
            <text:p>32500.9750080295</text:p>
          </table:table-cell>
          <table:table-cell/>
          <table:table-cell table:style-name="ce1" office:value-type="string" calcext:value-type="string">
            <text:p>G2</text:p>
          </table:table-cell>
          <table:table-cell table:style-name="ce2" office:value-type="string" calcext:value-type="string">
            <text:p>LLLGYLLGTLLGTLLGWLILI</text:p>
          </table:table-cell>
          <table:table-cell office:value-type="float" office:value="-32.8909875" calcext:value-type="float">
            <text:p>-32.8909875</text:p>
          </table:table-cell>
          <table:table-cell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office:value-type="float" office:value="141.847555498326" calcext:value-type="float">
            <text:p>141.8475554983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ft 4</text:p>
          </table:table-cell>
          <table:table-cell office:value-type="float" office:value="161072.114492405" calcext:value-type="float">
            <text:p>161072.114492405</text:p>
          </table:table-cell>
          <table:table-cell office:value-type="float" office:value="30316.2992131869" calcext:value-type="float">
            <text:p>30316.2992131869</text:p>
          </table:table-cell>
          <table:table-cell office:value-type="float" office:value="55.5613402132327" calcext:value-type="float">
            <text:p>55.5613402132327</text:p>
          </table:table-cell>
          <table:table-cell office:value-type="float" office:value="7362.88489957829" calcext:value-type="float">
            <text:p>7362.88489957829</text:p>
          </table:table-cell>
          <table:table-cell/>
          <table:table-cell table:style-name="ce1" office:value-type="string" calcext:value-type="string">
            <text:p>G3</text:p>
          </table:table-cell>
          <table:table-cell table:style-name="ce2" office:value-type="string" calcext:value-type="string">
            <text:p>LLLTYLLGTLLGYLLSTLILI</text:p>
          </table:table-cell>
          <table:table-cell office:value-type="float" office:value="-30.37365" calcext:value-type="float">
            <text:p>-30.37365</text:p>
          </table:table-cell>
          <table:table-cell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office:value-type="float" office:value="11.0976008544289" calcext:value-type="float">
            <text:p>11.0976008544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ight 1</text:p>
          </table:table-cell>
          <table:table-cell office:value-type="float" office:value="149087.97476231" calcext:value-type="float">
            <text:p>149087.97476231</text:p>
          </table:table-cell>
          <table:table-cell office:value-type="float" office:value="18332.1594830917" calcext:value-type="float">
            <text:p>18332.1594830917</text:p>
          </table:table-cell>
          <table:table-cell office:value-type="float" office:value="33.5977469651126" calcext:value-type="float">
            <text:p>33.5977469651126</text:p>
          </table:table-cell>
          <table:table-cell office:value-type="float" office:value="23463.4405401376" calcext:value-type="float">
            <text:p>23463.4405401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2</text:p>
          </table:table-cell>
          <table:table-cell office:value-type="float" office:value="148566.544969582" calcext:value-type="float">
            <text:p>148566.544969582</text:p>
          </table:table-cell>
          <table:table-cell office:value-type="float" office:value="17810.7296903644" calcext:value-type="float">
            <text:p>17810.7296903644</text:p>
          </table:table-cell>
          <table:table-cell office:value-type="float" office:value="32.6421112555128" calcext:value-type="float">
            <text:p>32.6421112555128</text:p>
          </table:table-cell>
          <table:table-cell office:value-type="float" office:value="8240.64550414462" calcext:value-type="float">
            <text:p>8240.645504144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 3</text:p>
          </table:table-cell>
          <table:table-cell office:value-type="float" office:value="190266.676761308" calcext:value-type="float">
            <text:p>190266.676761308</text:p>
          </table:table-cell>
          <table:table-cell office:value-type="float" office:value="59510.8614820905" calcext:value-type="float">
            <text:p>59510.8614820905</text:p>
          </table:table-cell>
          <table:table-cell office:value-type="float" office:value="109.066848758068" calcext:value-type="float">
            <text:p>109.066848758068</text:p>
          </table:table-cell>
          <table:table-cell office:value-type="float" office:value="31629.5007952189" calcext:value-type="float">
            <text:p>31629.5007952189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2:Sheet1.Q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2:35:49.09185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09:22.880403933</meta:creation-date>
    <dc:date>2022-12-20T13:33:56.682549854</dc:date>
    <meta:editing-duration>PT3H56M24S</meta:editing-duration>
    <meta:editing-cycles>7</meta:editing-cycles>
    <meta:generator>LibreOffice/6.4.7.2$Linux_X86_64 LibreOffice_project/40$Build-2</meta:generator>
    <meta:document-statistic meta:table-count="1" meta:cell-count="36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5" chart:origin="-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-35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Hbond vs Percent GpA</text:p>
        </chart:title>
        <chart:plot-area chart:style-name="ch3" table:cell-range-address="Sheet1.K22:Sheet1.K33 Sheet1.M22:Sheet1.M33" chart:data-source-has-labels="row" svg:x="1.331cm" svg:y="1.275cm" svg:width="14.349cm" svg:height="6.564cm">
          <chartooo:coordinate-region svg:x="1.952cm" svg:y="1.474cm" svg:width="13.355cm" svg:height="5.718cm"/>
          <chart:axis chart:dimension="x" chart:name="primary-x" chart:style-name="ch4">
            <chart:title svg:x="7.958cm" svg:y="8.019cm" chart:style-name="ch5">
              <text:p>Hbond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3:Sheet1.M33" chart:label-cell-address="Sheet1.M22:Sheet1.M22" chart:class="chart:scatter">
            <chart:domain table:cell-range-address="Sheet1.K23:Sheet1.K33"/>
            <chart:regression-curve chart:style-name="ch10">
              <chart:equation chart:display-equation="true" chart:display-r-square="true" svg:x="0cm" svg:y="0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Percent GpA</text:p>
                <draw:g>
                  <svg:desc>Sheet1.M22:Sheet1.M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.2568999999999">
                <text:p>-30.2568999999999</text:p>
                <draw:g>
                  <svg:desc>Sheet1.K23:Sheet1.K33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.362">
                <text:p>-12.362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199999999999">
                <text:p>0.128199999999999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.316">
                <text:p>-20.316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8330125">
                <text:p>-9.833012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868925">
                <text:p>-9.86892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Percent GpA per Sample</text:p>
        </chart:title>
        <chart:plot-area chart:style-name="ch3" table:cell-range-address="Sheet1.A21:Sheet1.A36 Sheet1.D20:Sheet1.D36" chart:data-source-has-labels="both" svg:x="1.331cm" svg:y="1.275cm" svg:width="14.349cm" svg:height="6.564cm">
          <chartooo:coordinate-region svg:x="2.047cm" svg:y="1.275cm" svg:width="13.542cm" svg:height="5.067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21:Sheet1.A36"/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D21:Sheet1.D36" chart:label-cell-address="Sheet1.D20:Sheet1.D20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1.D20:Sheet1.D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1.A21:Sheet1.A36</svg:desc>
                </draw:g>
              </table:table-cell>
              <table:table-cell office:value-type="float" office:value="100">
                <text:p>100</text:p>
                <draw:g>
                  <svg:desc>Sheet1.D21:Sheet1.D36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36.2300925138912">
                <text:p>36.2300925138912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1</text:p>
              </table:table-cell>
              <table:table-cell office:value-type="float" office:value="19.2169779135332">
                <text:p>19.2169779135332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14.9623187722884">
                <text:p>14.9623187722884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148.436588122453">
                <text:p>148.436588122453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79.643751382341">
                <text:p>79.643751382341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55.8606970510726">
                <text:p>55.8606970510726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149.52825568836">
                <text:p>149.52825568836</text:p>
              </table:table-cell>
            </table:table-row>
            <table:table-row>
              <table:table-cell office:value-type="string">
                <text:p>Left 1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Left 2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Left 3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Left 4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Right 1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Right 2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Right 3</text:p>
              </table:table-cell>
              <table:table-cell office:value-type="float" office:value="109.066848758068">
                <text:p>109.066848758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Leucine End Sequences</text:p>
        </chart:title>
        <chart:legend chart:legend-position="end" svg:x="13.499cm" svg:y="3.454cm" style:legend-expansion="high" chart:style-name="ch3"/>
        <chart:plot-area chart:style-name="ch4" table:cell-range-address="Sheet1.A10:Sheet1.A13 Sheet1.A16:Sheet1.A18 Sheet1.D9:Sheet1.D13 Sheet1.D16:Sheet1.D18 Sheet1.G9:Sheet1.I13 Sheet1.G16:Sheet1.I18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10:Sheet1.A13 Sheet1.A16:Sheet1.A18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10:Sheet1.D13 Sheet1.D16:Sheet1.D18" chart:label-cell-address="Sheet1.D9:Sheet1.D9" chart:class="chart:bar">
            <chart:data-point chart:repeated="7"/>
          </chart:series>
          <chart:series chart:style-name="ch11" chart:values-cell-range-address="Sheet1.G10:Sheet1.G13 Sheet1.G16:Sheet1.G18" chart:label-cell-address="Sheet1.G9:Sheet1.G9" chart:class="chart:bar">
            <chart:data-point chart:repeated="7"/>
          </chart:series>
          <chart:series chart:style-name="ch12" chart:values-cell-range-address="Sheet1.H10:Sheet1.H13 Sheet1.H16:Sheet1.H18" chart:label-cell-address="Sheet1.H9:Sheet1.H9" chart:class="chart:bar">
            <chart:data-point chart:repeated="7"/>
          </chart:series>
          <chart:series chart:style-name="ch13" chart:values-cell-range-address="Sheet1.I10:Sheet1.I13 Sheet1.I16:Sheet1.I18" chart:label-cell-address="Sheet1.I9:Sheet1.I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9:Sheet1.D9</svg:desc>
                </draw:g>
              </table:table-cell>
              <table:table-cell office:value-type="string">
                <text:p>VDWDiff</text:p>
                <draw:g>
                  <svg:desc>Sheet1.G9:Sheet1.G9</svg:desc>
                </draw:g>
              </table:table-cell>
              <table:table-cell office:value-type="string">
                <text:p>HBONDDiff</text:p>
                <draw:g>
                  <svg:desc>Sheet1.H9:Sheet1.H9</svg:desc>
                </draw:g>
              </table:table-cell>
              <table:table-cell office:value-type="string">
                <text:p>IMM1Diff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2</text:p>
                <draw:g>
                  <svg:desc>Sheet1.A10:Sheet1.A13 Sheet1.A16:Sheet1.A18</svg:desc>
                </draw:g>
              </table:table-cell>
              <table:table-cell office:value-type="float" office:value="-22.7219">
                <text:p>-22.7219</text:p>
                <draw:g>
                  <svg:desc>Sheet1.D10:Sheet1.D13 Sheet1.D16:Sheet1.D18</svg:desc>
                </draw:g>
              </table:table-cell>
              <table:table-cell office:value-type="float" office:value="-43.7885">
                <text:p>-43.7885</text:p>
                <draw:g>
                  <svg:desc>Sheet1.G10:Sheet1.G13 Sheet1.G16:Sheet1.G18</svg:desc>
                </draw:g>
              </table:table-cell>
              <table:table-cell office:value-type="float" office:value="0.128199999999999">
                <text:p>0.128199999999999</text:p>
                <draw:g>
                  <svg:desc>Sheet1.H10:Sheet1.H13 Sheet1.H16:Sheet1.H18</svg:desc>
                </draw:g>
              </table:table-cell>
              <table:table-cell office:value-type="float" office:value="20.9389999999999">
                <text:p>20.9389999999999</text:p>
                <draw:g>
                  <svg:desc>Sheet1.I10:Sheet1.I13 Sheet1.I16:Sheet1.I18</svg:desc>
                </draw:g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-18.4291">
                <text:p>-18.4291</text:p>
              </table:table-cell>
              <table:table-cell office:value-type="float" office:value="-40.4782">
                <text:p>-40.4782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21.965">
                <text:p>21.965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-18.024">
                <text:p>-18.024</text:p>
              </table:table-cell>
              <table:table-cell office:value-type="float" office:value="-36.4431">
                <text:p>-36.4431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-22.2889">
                <text:p>-22.2889</text:p>
              </table:table-cell>
              <table:table-cell office:value-type="float" office:value="-23.457">
                <text:p>-23.457</text:p>
              </table:table-cell>
              <table:table-cell office:value-type="float" office:value="-20.316">
                <text:p>-20.316</text:p>
              </table:table-cell>
              <table:table-cell office:value-type="float" office:value="21.4849999999999">
                <text:p>21.4849999999999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21.3006">
                <text:p>-21.3006</text:p>
              </table:table-cell>
              <table:table-cell office:value-type="float" office:value="-44.9187">
                <text:p>-44.9187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23.417">
                <text:p>23.4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-9.8330125">
                <text:p>-9.8330125</text:p>
              </table:table-cell>
              <table:table-cell office:value-type="float" office:value="21.02025">
                <text:p>21.02025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30.37365">
                <text:p>-30.37365</text:p>
              </table:table-cell>
              <table:table-cell office:value-type="float" office:value="-46.959875">
                <text:p>-46.959875</text:p>
              </table:table-cell>
              <table:table-cell office:value-type="float" office:value="-9.868925">
                <text:p>-9.868925</text:p>
              </table:table-cell>
              <table:table-cell office:value-type="float" office:value="26.455">
                <text:p>26.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Total Energy vs Percent GpA</text:p>
        </chart:title>
        <chart:plot-area chart:style-name="ch3" table:cell-range-address="Sheet1.I27:Sheet1.I33 Sheet1.M27:Sheet1.M33" svg:x="1.331cm" svg:y="1.275cm" svg:width="14.349cm" svg:height="6.564cm">
          <chartooo:coordinate-region svg:x="1.953cm" svg:y="1.474cm" svg:width="13.302cm" svg:height="5.718cm"/>
          <chart:axis chart:dimension="x" chart:name="primary-x" chart:style-name="ch4">
            <chart:title svg:x="7.932cm" svg:y="8.019cm" chart:style-name="ch5">
              <text:p>Energy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7:Sheet1.M33" chart:class="chart:scatter">
            <chart:domain table:cell-range-address="Sheet1.I27:Sheet1.I33"/>
            <chart:regression-curve chart:style-name="ch10">
              <chart:equation chart:display-equation="true" chart:display-r-square="true" svg:x="0cm" svg:y="0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7219">
                <text:p>-22.7219</text:p>
                <draw:g>
                  <svg:desc>Sheet1.I27:Sheet1.I33</svg:desc>
                </draw:g>
              </table:table-cell>
              <table:table-cell office:value-type="float" office:value="108.379304574833">
                <text:p>108.379304574833</text:p>
                <draw:g>
                  <svg:desc>Sheet1.M27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291">
                <text:p>-18.4291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024">
                <text:p>-18.024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.2889">
                <text:p>-22.2889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3006">
                <text:p>-21.3006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37365">
                <text:p>-30.3736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lanine Sequence Energies</text:p>
        </chart:title>
        <chart:legend chart:legend-position="end" svg:x="13.499cm" svg:y="3.454cm" style:legend-expansion="high" chart:style-name="ch3"/>
        <chart:plot-area chart:style-name="ch4" table:cell-range-address="Sheet1.A3:Sheet1.A6 Sheet1.D2:Sheet1.D6 Sheet1.G2:Sheet1.I6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3:Sheet1.A6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3:Sheet1.D6" chart:label-cell-address="Sheet1.D2:Sheet1.D2" chart:class="chart:bar">
            <chart:data-point chart:repeated="4"/>
          </chart:series>
          <chart:series chart:style-name="ch11" chart:values-cell-range-address="Sheet1.G3:Sheet1.G6" chart:label-cell-address="Sheet1.G2:Sheet1.G2" chart:class="chart:bar">
            <chart:data-point chart:repeated="4"/>
          </chart:series>
          <chart:series chart:style-name="ch12" chart:values-cell-range-address="Sheet1.H3:Sheet1.H6" chart:label-cell-address="Sheet1.H2:Sheet1.H2" chart:class="chart:bar">
            <chart:data-point chart:repeated="4"/>
          </chart:series>
          <chart:series chart:style-name="ch13" chart:values-cell-range-address="Sheet1.I3:Sheet1.I6" chart:label-cell-address="Sheet1.I2:Sheet1.I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  <table:table-cell office:value-type="string">
                <text:p>VDWDiff</text:p>
                <draw:g>
                  <svg:desc>Sheet1.G2:Sheet1.G2</svg:desc>
                </draw:g>
              </table:table-cell>
              <table:table-cell office:value-type="string">
                <text:p>HBONDDiff</text:p>
                <draw:g>
                  <svg:desc>Sheet1.H2:Sheet1.H2</svg:desc>
                </draw:g>
              </table:table-cell>
              <table:table-cell office:value-type="string">
                <text:p>IMM1Dif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</svg:desc>
                </draw:g>
              </table:table-cell>
              <table:table-cell office:value-type="float" office:value="-46.9569">
                <text:p>-46.9569</text:p>
                <draw:g>
                  <svg:desc>Sheet1.D3:Sheet1.D6</svg:desc>
                </draw:g>
              </table:table-cell>
              <table:table-cell office:value-type="float" office:value="-43.6746">
                <text:p>-43.6746</text:p>
                <draw:g>
                  <svg:desc>Sheet1.G3:Sheet1.G6</svg:desc>
                </draw:g>
              </table:table-cell>
              <table:table-cell office:value-type="float" office:value="-30.2568999999999">
                <text:p>-30.2568999999999</text:p>
                <draw:g>
                  <svg:desc>Sheet1.H3:Sheet1.H6</svg:desc>
                </draw:g>
              </table:table-cell>
              <table:table-cell office:value-type="float" office:value="26.975">
                <text:p>26.975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-40.5426">
                <text:p>-40.5426</text:p>
              </table:table-cell>
              <table:table-cell office:value-type="float" office:value="-43.162805">
                <text:p>-43.162805</text:p>
              </table:table-cell>
              <table:table-cell office:value-type="float" office:value="-12.362">
                <text:p>-12.362</text:p>
              </table:table-cell>
              <table:table-cell office:value-type="float" office:value="14.9809999999999">
                <text:p>14.9809999999999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-36.7663">
                <text:p>-36.7663</text:p>
              </table:table-cell>
              <table:table-cell office:value-type="float" office:value="-45.6344">
                <text:p>-45.6344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22.336">
                <text:p>22.336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-10.9027">
                <text:p>-10.9027</text:p>
              </table:table-cell>
              <table:table-cell office:value-type="float" office:value="-34.5626">
                <text:p>-34.5626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20.25">
                <text:p>2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VDW vs Percent GpA</text:p>
        </chart:title>
        <chart:plot-area chart:style-name="ch3" table:cell-range-address="Sheet1.J23:Sheet1.J33 Sheet1.M23:Sheet1.M33" svg:x="1.331cm" svg:y="1.275cm" svg:width="14.349cm" svg:height="6.564cm">
          <chartooo:coordinate-region svg:x="1.953cm" svg:y="1.474cm" svg:width="13.303cm" svg:height="5.718cm"/>
          <chart:axis chart:dimension="x" chart:name="primary-x" chart:style-name="ch4">
            <chart:title svg:x="8.077cm" svg:y="8.019cm" chart:style-name="ch5">
              <text:p>VDW</text:p>
            </chart:title>
          </chart:axis>
          <chart:axis chart:dimension="y" chart:name="primary-y" chart:style-name="ch6">
            <chart:title svg:x="0.451cm" svg:y="5.117cm" chart:style-name="ch7">
              <text:p>% GpA</text:p>
            </chart:title>
            <chart:grid chart:style-name="ch8" chart:class="major"/>
          </chart:axis>
          <chart:series chart:style-name="ch9" chart:values-cell-range-address="Sheet1.M23:Sheet1.M33" chart:class="chart:scatter">
            <chart:domain table:cell-range-address="Sheet1.J23:Sheet1.J3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3.6746">
                <text:p>-43.6746</text:p>
                <draw:g>
                  <svg:desc>Sheet1.J23:Sheet1.J33</svg:desc>
                </draw:g>
              </table:table-cell>
              <table:table-cell office:value-type="float" office:value="149.52825568836">
                <text:p>149.52825568836</text:p>
                <draw:g>
                  <svg:desc>Sheet1.M23:Sheet1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.162805">
                <text:p>-43.162805</text:p>
              </table:table-cell>
              <table:table-cell office:value-type="float" office:value="83.0568380475581">
                <text:p>83.0568380475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5.6344">
                <text:p>-45.6344</text:p>
              </table:table-cell>
              <table:table-cell office:value-type="float" office:value="86.1002159629059">
                <text:p>86.1002159629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.5626">
                <text:p>-34.5626</text:p>
              </table:table-cell>
              <table:table-cell office:value-type="float" office:value="33.5977469651126">
                <text:p>33.5977469651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3.7885">
                <text:p>-43.7885</text:p>
              </table:table-cell>
              <table:table-cell office:value-type="float" office:value="108.379304574833">
                <text:p>108.379304574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.4782">
                <text:p>-40.4782</text:p>
              </table:table-cell>
              <table:table-cell office:value-type="float" office:value="55.5613402132327">
                <text:p>55.561340213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.4431">
                <text:p>-36.4431</text:p>
              </table:table-cell>
              <table:table-cell office:value-type="float" office:value="32.6421112555128">
                <text:p>32.6421112555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.457">
                <text:p>-23.457</text:p>
              </table:table-cell>
              <table:table-cell office:value-type="float" office:value="109.066848758068">
                <text:p>109.066848758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.9187">
                <text:p>-44.9187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.959875">
                <text:p>-46.959875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